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1252d" officeooo:paragraph-rsid="0001252d" style:font-size-asian="15.75pt" style:font-size-complex="18pt"/>
    </style:style>
    <style:style style:name="P2" style:family="paragraph" style:parent-style-name="Standard">
      <style:text-properties fo:font-size="16pt" officeooo:rsid="0001252d" officeooo:paragraph-rsid="0001252d" style:font-size-asian="14pt" style:font-size-complex="16pt"/>
    </style:style>
    <style:style style:name="P3" style:family="paragraph" style:parent-style-name="Standard">
      <style:text-properties fo:font-size="16pt" officeooo:rsid="00012c68" officeooo:paragraph-rsid="00012c68" style:font-size-asian="14pt" style:font-size-complex="16pt"/>
    </style:style>
    <style:style style:name="P4" style:family="paragraph" style:parent-style-name="Standard">
      <style:text-properties fo:font-size="16pt" officeooo:rsid="00030503" officeooo:paragraph-rsid="00030503" style:font-size-asian="14pt" style:font-size-complex="16pt"/>
    </style:style>
    <style:style style:name="P5" style:family="paragraph" style:parent-style-name="Standard">
      <style:text-properties fo:font-size="16pt" officeooo:rsid="0004e229" officeooo:paragraph-rsid="0004e229" style:font-size-asian="14pt" style:font-size-complex="16pt"/>
    </style:style>
    <style:style style:name="P6" style:family="paragraph" style:parent-style-name="Standard">
      <style:text-properties fo:font-size="16pt" officeooo:rsid="000909c0" officeooo:paragraph-rsid="000909c0" style:font-size-asian="14pt" style:font-size-complex="16pt"/>
    </style:style>
    <style:style style:name="P7" style:family="paragraph" style:parent-style-name="Standard">
      <style:text-properties fo:font-size="16pt" officeooo:rsid="00098b55" officeooo:paragraph-rsid="00098b55" style:font-size-asian="14pt" style:font-size-complex="16pt"/>
    </style:style>
    <style:style style:name="T1" style:family="text">
      <style:text-properties fo:font-style="italic"/>
    </style:style>
    <style:style style:name="T2" style:family="text">
      <style:text-properties fo:font-style="italic" officeooo:rsid="000406e9"/>
    </style:style>
    <style:style style:name="T3" style:family="text">
      <style:text-properties officeooo:rsid="00012c68"/>
    </style:style>
    <style:style style:name="T4" style:family="text">
      <style:text-properties fo:font-weight="bold"/>
    </style:style>
    <style:style style:name="T5" style:family="text">
      <style:text-properties officeooo:rsid="000406e9"/>
    </style:style>
    <style:style style:name="T6" style:family="text">
      <style:text-properties officeooo:rsid="0008ab24"/>
    </style:style>
    <style:style style:name="T7" style:family="text">
      <style:text-properties officeooo:rsid="000a9f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TWORK PROPERTIES OF GRAPHS</text:p>
      <text:p text:style-name="P1"/>
      <text:p text:style-name="P2">1.DEGREE DISTRIBUTION:<text:span text:style-name="T5">(implemented)<text:tab/></text:span></text:p>
      <text:p text:style-name="P2">The degree distribution <text:span text:style-name="T1">P</text:span>(<text:span text:style-name="T1">k</text:span>) of a network is then defined to be the fraction of nodes in the network with degree <text:span text:style-name="T1">k</text:span>.</text:p>
      <text:p text:style-name="P2"/>
      <text:p text:style-name="P2">2.<text:span text:style-name="T3">CLUSTERING COEFF DISTRIBUTION:(implemented)</text:span></text:p>
      <text:p text:style-name="P2">The <text:span text:style-name="T4">average clustering coefficient distribution</text:span> gives the average of the clustering coefficients for all nodes <text:span text:style-name="T1">n</text:span> with <text:span text:style-name="T1">k</text:span> neighbors for <text:span text:style-name="T1">k = 2,…</text:span></text:p>
      <text:p text:style-name="P2"/>
      <text:p text:style-name="P4"><text:span text:style-name="T1">3.BETWEENNESS CENTRALITY:</text:span><text:span text:style-name="T2">(implemented)</text:span></text:p>
      <text:p text:style-name="P4">It is equal to the number of shortest paths from all vertices to all others that pass through that node. A node with high betweenness centrality has a large influence on the transfer of items through the network, under the assumption that item transfer follows the shortest paths.</text:p>
      <text:p text:style-name="P4"/>
      <text:p text:style-name="P5">4.CLOSENESS:<text:span text:style-name="T6">(implemented)</text:span></text:p>
      <text:p text:style-name="P5">Closeness centrality is defined as the total graph-theoretic distance to all other nodes in the network.. The bigger the number the LESS central they are (because they are farther away from everyone). </text:p>
      <text:p text:style-name="P5"/>
      <text:p text:style-name="P6">5.CONSTRUCTION OF EQUIVALENT RANDOM GRAPHS:<text:span text:style-name="T7">(implemented)</text:span></text:p>
      <text:p text:style-name="P7">Same no of edges and vertices. - Using Erdos Renyi model for random graphs</text:p>
      <text:p text:style-name="P6"/>
      <text:p text:style-name="P2"/>
      <text:p text:style-name="P2"/>
      <text:p text:style-name="P2"/>
      <text:p text:style-name="P2"/>
      <text:p text:style-name="P2"/>
      <text:p text:style-name="P3">references :</text:p>
      <text:p text:style-name="P3"><text:a xlink:type="simple" xlink:href="http://med.bioinf.mpi-inf.mpg.de/netanalyzer/help/2.6.1/">http://med.bioinf.mpi-inf.mpg.de/netanalyzer/help/2.6.1/</text:a></text:p>
      <text:p text:style-name="P5"><text:a xlink:type="simple" xlink:href="http://www.analytictech.com/mb021/graphtheory.htm">http://www.analytictech.com/mb021/graphtheory.htm</text:a></text:p>
      <text:p text:style-name="P6"><text:a xlink:type="simple" xlink:href="https://en.wikipedia.org/wiki/Erdős–Rényi_model">https://en.wikipedia.org/wiki/Erd%C5%91s%E2%80%93R%C3%A9nyi_model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10:37:40.737699465</meta:creation-date>
    <dc:date>2016-06-15T13:35:52.496153749</dc:date>
    <meta:editing-duration>PT2H26M47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161" meta:character-count="1221" meta:non-whitespace-character-count="1073"/>
  </office:meta>
</office:document-meta>
</file>